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nkGothic Md BT" svg:font-family="'BankGothic Md BT'" style:font-family-generic="swiss" style:font-pitch="variable"/>
    <style:font-face style:name="Eurostile LT Std Condensed" svg:font-family="'Eurostile LT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style:font-name="BankGothic Md BT" officeooo:rsid="000c9a83" officeooo:paragraph-rsid="000c9a83"/>
    </style:style>
    <style:style style:name="P2" style:family="paragraph" style:parent-style-name="Heading_20_4">
      <style:text-properties style:font-name="BankGothic Md BT" fo:font-style="normal" officeooo:rsid="000fceaf" officeooo:paragraph-rsid="000fceaf" style:font-style-asian="normal" style:font-style-complex="normal"/>
    </style:style>
    <style:style style:name="P3" style:family="paragraph" style:parent-style-name="List_20_Contents">
      <style:paragraph-properties fo:margin-left="0in" fo:margin-right="0in" fo:text-indent="0in" style:auto-text-indent="false"/>
      <style:text-properties officeooo:rsid="00067354" officeooo:paragraph-rsid="00067354"/>
    </style:style>
    <style:style style:name="P4" style:family="paragraph" style:parent-style-name="List_20_Contents">
      <style:text-properties style:font-name="Eurostile LT Std Condensed"/>
    </style:style>
    <style:style style:name="P5" style:family="paragraph" style:parent-style-name="List_20_Contents">
      <style:text-properties style:font-name="Eurostile LT Std Condensed" officeooo:rsid="00067354" officeooo:paragraph-rsid="00067354"/>
    </style:style>
    <style:style style:name="P6" style:family="paragraph" style:parent-style-name="List_20_Heading">
      <style:text-properties style:font-name="Eurostile LT Std Condensed"/>
    </style:style>
    <style:style style:name="P7" style:family="paragraph" style:parent-style-name="Text_20_body">
      <style:paragraph-properties fo:line-height="100%"/>
      <style:text-properties style:font-name="Eurostile LT Std Condensed" officeooo:paragraph-rsid="000fceaf"/>
    </style:style>
    <style:style style:name="P8" style:family="paragraph" style:parent-style-name="Text_20_body">
      <style:paragraph-properties fo:line-height="100%"/>
      <style:text-properties style:font-name="Eurostile LT Std Condensed" officeooo:paragraph-rsid="0010ec54"/>
    </style:style>
    <style:style style:name="T1" style:family="text">
      <style:text-properties officeooo:rsid="00083b03"/>
    </style:style>
    <style:style style:name="T2" style:family="text">
      <style:text-properties officeooo:rsid="00086254"/>
    </style:style>
    <style:style style:name="T3" style:family="text">
      <style:text-properties officeooo:rsid="000999d5"/>
    </style:style>
    <style:style style:name="T4" style:family="text">
      <style:text-properties officeooo:rsid="000b8725"/>
    </style:style>
    <style:style style:name="T5" style:family="text">
      <style:text-properties style:font-name="Eurostile LT Std Condensed" fo:font-weight="bold" officeooo:rsid="000c9a83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fceaf" style:font-style-asian="italic" style:font-style-complex="italic"/>
    </style:style>
    <style:style style:name="T8" style:family="text">
      <style:text-properties fo:font-style="italic" officeooo:rsid="0010ec54" style:font-style-asian="italic" style:font-style-complex="italic"/>
    </style:style>
    <style:style style:name="T9" style:family="text">
      <style:text-properties fo:font-style="normal" officeooo:rsid="0010ec5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ose concepts:</text:p>
      <text:p text:style-name="P4">* Ignore obstacles unless they are about to be interacted with.</text:p>
      <text:p text:style-name="P4">* <text:span text:style-name="T3">if an obstacle will be interacted with modify behavior based on swerving logic.</text:span></text:p>
      <text:p text:style-name="P5">* two states, engage and flee.</text:p>
      <text:p text:style-name="P5">* in flee state focus on escaping via either hyperspace or board edge with a secondary priority of reducing damage taken.</text:p>
      <text:p text:style-name="P5">* in engage state focus on destroying enemy ships with a priority on dealing damage when above half points and a priority on reducing damage while still getting a shot when below half points.<text:line-break/>* when a ship reaches a quarter health remaining they will swap states from engage to flee if able.</text:p>
      <text:p text:style-name="P5">* a ship behaves differently depending on if it is moving before or after it’s target.</text:p>
      <text:p text:style-name="P5">* there are 5 range bands the AI cares about: 0-1, 2, 3, 4-6, &gt;6</text:p>
      <text:p text:style-name="P5">* <text:span text:style-name="T1">the AI cares about target’s facing only if the target has not yet moved.</text:span></text:p>
      <text:p text:style-name="P5">* <text:span text:style-name="T1">the AI’s movement behavior cares which arc </text:span><text:span text:style-name="T2">its </text:span><text:span text:style-name="T1">target is in (all official arcs are checked </text:span><text:span text:style-name="T2">plus rear bullseye</text:span><text:span text:style-name="T1">).</text:span></text:p>
      <text:p text:style-name="P5">* <text:span text:style-name="T4">the AI is always First Player (moves and shoots first when initiative is the same).</text:span></text:p>
      <text:p text:style-name="P3"/>
      <text:h text:style-name="P1" text:outline-level="4">Sequence of Activation Procedures</text:h>
      <text:p text:style-name="Text_20_body"><text:tab/><text:span text:style-name="T5">Select Target</text:span></text:p>
      <text:p text:style-name="Text_20_body"><text:span text:style-name="T5"><text:tab/>Choose Maneuver</text:span></text:p>
      <text:p text:style-name="Text_20_body"><text:span text:style-name="T5"><text:tab/>Check for Swerve</text:span></text:p>
      <text:p text:style-name="Text_20_body"><text:span text:style-name="T5"><text:tab/>Preform Maneuver</text:span></text:p>
      <text:p text:style-name="Text_20_body"><text:span text:style-name="T5"><text:tab/>Preform Action</text:span></text:p>
      <text:p text:style-name="Text_20_body"><text:span text:style-name="T5"/></text:p>
      <text:h text:style-name="P2" text:outline-level="4">ALGORITHM:<text:span text:style-name="T6"> Select Target</text:span></text:h>
      <text:p text:style-name="P8"><text:span text:style-name="T7"><text:tab/></text:span><text:span text:style-name="T9">If ( State = Engage ){</text:span></text:p>
      <text:p text:style-name="P8"><text:span text:style-name="T7"><text:tab/></text:span><text:span text:style-name="T9">If ( Locking &amp; LockedShip.range &lt;= 3 ){</text:span></text:p>
      <text:p text:style-name="P7"><text:span text:style-name="T9"><text:tab/><text:tab/>Target = LockedShip</text:span></text:p>
      <text:p text:style-name="P7"><text:span text:style-name="T9"><text:tab/>}else</text:span></text:p>
      <text:p text:style-name="P7"><text:span text:style-name="T9"><text:tab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nkGothic Md BT" svg:font-family="'BankGothic Md BT'" style:font-family-generic="swiss" style:font-pitch="variable"/>
    <style:font-face style:name="Eurostile LT Std Condensed" svg:font-family="'Eurostile LT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2:38:25.201000000</meta:creation-date>
    <meta:generator>LibreOffice/7.2.4.1$Windows_X86_64 LibreOffice_project/27d75539669ac387bb498e35313b970b7fe9c4f9</meta:generator>
    <dc:date>2021-12-31T16:14:56.569000000</dc:date>
    <meta:editing-duration>PT44M41S</meta:editing-duration>
    <meta:editing-cycles>7</meta:editing-cycles>
    <meta:document-statistic meta:table-count="0" meta:image-count="0" meta:object-count="0" meta:page-count="1" meta:paragraph-count="23" meta:word-count="226" meta:character-count="1251" meta:non-whitespace-character-count="1037"/>
  </office:meta>
</office:document-meta>
</file>